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標楷體" svg:font-family="標楷體" style:font-family-generic="script"/>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標楷體1" svg:font-family="標楷體"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0.882cm" fo:text-indent="3.21cm" style:auto-text-indent="false"/>
      <style:text-properties style:font-name="標楷體" fo:font-size="14pt" style:font-name-asian="標楷體" style:font-size-asian="14pt" style:font-size-complex="14pt"/>
    </style:style>
    <style:style style:name="P2" style:family="paragraph" style:parent-style-name="Standard">
      <style:paragraph-properties fo:margin-left="5.186cm" fo:margin-right="0cm" fo:line-height="0.882cm" fo:text-indent="-5.186cm" style:auto-text-indent="false"/>
    </style:style>
    <style:style style:name="P3" style:family="paragraph" style:parent-style-name="Standard">
      <style:paragraph-properties fo:margin-left="1.005cm" fo:margin-right="0cm" fo:line-height="0.882cm" fo:text-indent="0cm" style:auto-text-indent="false"/>
      <style:text-properties style:font-name="標楷體" fo:font-size="14pt" style:font-name-asian="標楷體" style:font-size-asian="14pt" style:font-size-complex="14pt"/>
    </style:style>
    <style:style style:name="P4" style:family="paragraph" style:parent-style-name="Standard">
      <style:paragraph-properties fo:margin-left="1.476cm" fo:margin-right="0cm" fo:line-height="0.882cm" fo:text-indent="-0.494cm" style:auto-text-indent="false"/>
      <style:text-properties style:font-name="標楷體" fo:font-size="14pt" style:font-name-asian="標楷體" style:font-size-asian="14pt" style:font-size-complex="14pt"/>
    </style:style>
    <style:style style:name="P5" style:family="paragraph" style:parent-style-name="Standard">
      <style:paragraph-properties fo:margin-left="0cm" fo:margin-right="0cm" fo:line-height="0.882cm" fo:orphans="0" fo:widows="0" fo:text-indent="1.27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6" style:family="paragraph" style:parent-style-name="Standard" style:list-style-name="L2">
      <style:paragraph-properties fo:margin-left="0cm" fo:margin-right="0cm" fo:line-height="0.882cm" fo:text-indent="0cm" style:auto-text-indent="false">
        <style:tab-stops/>
      </style:paragraph-properties>
      <style:text-properties style:font-name="標楷體" fo:font-size="14pt" style:font-name-asian="標楷體" style:font-size-asian="14pt" style:font-size-complex="14pt"/>
    </style:style>
    <style:style style:name="P7" style:family="paragraph" style:parent-style-name="Standard" style:list-style-name="L1">
      <style:paragraph-properties fo:margin-left="0cm" fo:margin-right="0cm" fo:line-height="0.882cm" fo:text-indent="0cm" style:auto-text-indent="false">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8" style:family="paragraph" style:parent-style-name="Standard" style:list-style-name="L1" style:master-page-name="Standard">
      <style:paragraph-properties fo:margin-left="0cm" fo:margin-right="0cm" fo:line-height="0.882cm" fo:text-indent="0cm" style:auto-text-indent="false">
        <style:tab-stops/>
      </style:paragraph-properties>
      <style:text-properties style:font-name="標楷體" fo:font-size="14pt" style:font-name-asian="標楷體" style:font-size-asian="14pt" style:font-size-complex="14pt"/>
    </style:style>
    <style:style style:name="P9"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0"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1"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2"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3"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4"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5"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6"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7"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8"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19"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0"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1"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2"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3"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4"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5"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6"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7"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8"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29" style:family="paragraph" style:parent-style-name="Standard"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0" style:family="paragraph" style:parent-style-name="Standard" style:list-style-name="L2">
      <style:paragraph-properties fo:margin-left="0cm" fo:margin-right="0cm" fo:line-height="0.882cm" fo:orphans="0" fo:widows="0" fo:text-indent="0cm" style:auto-text-indent="false" style:writing-mode="lr-tb">
        <style:tab-stops/>
      </style:paragraph-properties>
    </style:style>
    <style:style style:name="P31" style:family="paragraph" style:parent-style-name="Standard" style:list-style-name="L2">
      <style:paragraph-properties fo:margin-left="0cm" fo:margin-right="0cm" fo:line-height="0.882cm" fo:orphans="0" fo:widows="0" fo:text-indent="0cm" style:auto-text-indent="false" style:writing-mode="lr-tb">
        <style:tab-stops/>
      </style:paragraph-properties>
    </style:style>
    <style:style style:name="P32" style:family="paragraph" style:parent-style-name="Standard" style:list-style-name="L2">
      <style:paragraph-properties fo:margin-left="0.988cm" fo:margin-right="0cm" fo:line-height="0.882cm" fo:text-indent="-0.988cm" style:auto-text-indent="false"/>
      <style:text-properties style:font-name="標楷體" fo:font-size="14pt" style:font-name-asian="標楷體" style:font-size-asian="14pt" style:font-size-complex="14pt"/>
    </style:style>
    <style:style style:name="P33" style:family="paragraph" style:parent-style-name="Text_20_body"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4" style:family="paragraph" style:parent-style-name="Text_20_body"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5" style:family="paragraph" style:parent-style-name="Text_20_body"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6" style:family="paragraph" style:parent-style-name="Text_20_body"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7" style:family="paragraph" style:parent-style-name="Text_20_body"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P38" style:family="paragraph" style:parent-style-name="Text_20_body" style:list-style-name="L2">
      <style:paragraph-properties fo:margin-left="0cm" fo:margin-right="0cm" fo:line-height="0.882cm" fo:orphans="0" fo:widows="0" fo:text-indent="0cm" style:auto-text-indent="false" style:writing-mode="lr-tb">
        <style:tab-stops/>
      </style:paragraph-properties>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T1" style:family="text">
      <style:text-properties style:font-name="標楷體"/>
    </style:style>
    <style:style style:name="T2" style:family="text">
      <style:text-properties style:font-name="標楷體" fo:font-size="14pt" style:font-name-asian="標楷體" style:font-size-asian="14pt" style:font-size-complex="14pt"/>
    </style:style>
    <style:style style:name="T3" style:family="text">
      <style:text-properties style:font-name="標楷體" fo:font-size="14pt" style:font-name-asian="標楷體" style:font-size-asian="14pt" style:language-asian="zh" style:country-asian="TW" style:font-size-complex="14pt"/>
    </style:style>
    <style:style style:name="T4" style:family="text">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T5" style:family="text">
      <style:text-properties style:use-window-font-color="true" style:font-name="標楷體" fo:font-size="14pt" fo:language="en" fo:country="US" style:letter-kerning="true" style:font-name-asian="標楷體" style:language-asian="zh" style:country-asian="TW" style:font-name-complex="Times New Roman" style:font-size-complex="14pt" style:language-complex="ar" style:country-complex="SA"/>
    </style:style>
    <style:style style:name="T6" style:family="text">
      <style:text-properties fo:font-variant="normal" fo:text-transform="none"/>
    </style:style>
    <style:style style:name="T7" style:family="text">
      <style:text-properties style:language-asian="zh" style:country-asian="TW"/>
    </style:style>
    <style:style style:name="T8" style:family="text">
      <style:text-properties fo:font-size="14pt"/>
    </style:style>
    <style:style style:name="T9" style:family="text">
      <style:text-properties style:font-name-asian="標楷體"/>
    </style:style>
    <style:style style:name="T10" style:family="text">
      <style:text-properties style:font-size-asian="14pt"/>
    </style:style>
    <style:style style:name="T11" style:family="text">
      <style:text-properties style:font-size-complex="14pt"/>
    </style:style>
    <text:list-style style:name="L1">
      <text:list-level-style-number text:level="1" text:style-name="Numbering_20_Symbols" style:num-suffix="、" style:num-format="一, 二, 三, ..."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一, 二, 三, ..." text:start-value="6">
        <style:list-level-properties text:space-before="0.635cm" text:min-label-width="0.635cm"/>
      </text:list-level-style-number>
      <text:list-level-style-number text:level="2" text:style-name="Numbering_20_Symbols" style:num-prefix="(" style:num-suffix=")" style:num-format="一, 二, 三, ...">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117" number:title="年度">
      <number:year number:calendar="ROC"/>
      <number:text>年度</number:text>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8">主席報告：感謝各委員在限期內完成本年度之資訊稽核工作，各委員除平日業務繁忙外，尚需兼辦資訊稽核工作，十分辛勞。</text:p>
        </text:list-item>
        <text:list-item>
          <text:p text:style-name="P7">工作報告：張簡稜剛報告：</text:p>
        </text:list-item>
      </text:list>
      <text:list text:style-name="L2">
        <text:list-item>
          <text:list>
            <text:list-item>
              <text:p text:style-name="P6">本年度土地總歸戶資料查詢，按月辦理抽核，尚未發現有不法情事，稽核<text:span text:style-name="T2">成效良好，亦達遏阻不法之功效。<text:line-break/>本年度無建議改進事項。</text:span></text:p>
            </text:list-item>
            <text:list-item>
              <text:p text:style-name="P9">本年度專案稽核「<text:span text:style-name="T7">戶役政資料運用系統查詢管制作業</text:span>」<text:line-break/>稽核結果：</text:p>
            </text:list-item>
          </text:list>
        </text:list-item>
      </text:list>
      <text:list text:style-name="L2">
        <text:list-item text:start-value="1">
          <text:list>
            <text:list-item text:start-value="1">
              <text:list>
                <text:list-item text:start-value="1">
                  <text:p text:style-name="P33">各業務單位戶政查詢申請單均依規定於陳核後交專人保管一年。</text:p>
                </text:list-item>
                <text:list-item>
                  <text:p text:style-name="P33">各業務單位確實指定專人就資訊科每月產出戶政連線查詢紀錄清單清冊與查調人員送交之戶政查詢申請清單逐筆核對其查調之合法性及適用性，並裝訂成冊保管一年備查。</text:p>
                </text:list-item>
                <text:list-item>
                  <text:p text:style-name="P33">資管科每月確實清理戶政線上及批次查調結果檔。</text:p>
                </text:list-item>
                <text:list-item>
                  <text:p text:style-name="P33">資管科每月確實執行身心障礙免稅及欠稅等大批查調戶籍作業查調記錄清檔作業。</text:p>
                </text:list-item>
                <text:list-item>
                  <text:p text:style-name="P33">戶政系統人員每月確實以Email上傳戶役政資料管制表至財稅資料中心。</text:p>
                </text:list-item>
                <text:list-item>
                  <text:p text:style-name="P33">抽核97年度1月至7月查詢紀錄無發現異常情形。</text:p>
                </text:list-item>
              </text:list>
            </text:list-item>
          </text:list>
        </text:list-item>
      </text:list>
      <text:p text:style-name="P5"><text:span text:style-name="T7">無</text:span>建議改進事項 </text:p>
      <text:list text:style-name="L2" text:continue-numbering="true">
        <text:list-item>
          <text:list text:continue-numbering="true">
            <text:list-item>
              <text:p text:style-name="P32">上年度內部定期稽核建議改進事項: </text:p>
              <text:list>
                <text:list-item>
                  <text:p text:style-name="P9">建議増列檢警及防災單位聯絡資料以備隨時連繫</text:p>
                </text:list-item>
                <text:list-item>
                  <text:p text:style-name="P9">建議對本年度新增或變更之資產，重新評鑑及辦理風險管理。</text:p>
                </text:list-item>
                <text:list-item>
                  <text:p text:style-name="P9">建議每年定期辦理資訊安全政策審查。</text:p>
                </text:list-item>
                <text:list-item>
                  <text:p text:style-name="P9">建議每年定期檢查與測試復原程序。</text:p>
                </text:list-item>
                <text:list-item>
                  <text:p text:style-name="P9">建議網路安全漏洞檢測應再加強辦理。</text:p>
                </text:list-item>
                <text:list-item>
                  <text:p text:style-name="P9">本年度災害回復演練作業應於年底前辦理。</text:p>
                </text:list-item>
                <text:list-item>
                  <text:p text:style-name="P9">本處組織編制無資訊職系，不利於資訊業務推展，建議研議聘用資訊工程相關科系人員以滿足相關工作需求<text:span text:style-name="T4">。</text:span></text:p>
                </text:list-item>
                <text:list-item>
                  <text:p text:style-name="P9">財稅網路及戶政查調作業，建議財產稅課牌照稅股及消費稅股指派專人管理。</text:p>
                </text:list-item>
                <text:list-item>
                  <text:p text:style-name="P9">財稅網路查詢申請單與網路線上作業紀錄表建議財產稅課房屋稅股依規定年限彙整保存。</text:p>
                </text:list-item>
                <text:list-item>
                  <text:p text:style-name="P9">網頁資料中：1.機關首頁對外連結各區塊版面應美化；2.最新消息-榮譽榜屬94年度時效已過應刪除；3.機關簡介中區域配置圖-出納股及玉里分處組織架構圖有誤;4.公開資訊-為民服務不定期考核項目請加註實施年度，建議稅務管理課更正以保持最新資料。</text:p>
                </text:list-item>
                <text:list-item>
                  <text:p text:style-name="P9">網頁資料中公開資訊-法規命令：「花蓮縣促進民間參與重大公共建設減免地價稅、房屋稅及契稅自治條例」，未加註訂定日期或實施日期，建議土地稅課及財產稅課加註實施日期，俾讓民眾瞭解參考。</text:p>
                </text:list-item>
                <text:list-item>
                  <text:p text:style-name="P9">網頁資料中公開資訊：1.法規命令中「花蓮縣娛樂稅徵收率標準表」2.合議制機關會議紀錄:「花蓮縣各類房屋耐用年數及折舊標準表」及「花蓮縣房屋標準單價表」，未加註訂定日期或實施日期，建議財產稅課加註實施日期，俾讓民眾瞭解參考。</text:p>
                </text:list-item>
                <text:list-item>
                  <text:p text:style-name="P9">網頁資料中招標徵才-徵才資訊及招標資訊未能充分利用，建議人事室及行政室善加利用徵才資訊及招標資訊。</text:p>
                </text:list-item>
              </text:list>
            </text:list-item>
          </text:list>
        </text:list-item>
      </text:list>
      <text:p text:style-name="P5">建議改進事項辦理情形：</text:p>
      <text:list text:style-name="L2">
        <text:list-item text:start-value="1">
          <text:list>
            <text:list-item text:start-value="1">
              <text:list>
                <text:list-item text:start-value="1">
                  <text:p text:style-name="P9">由稅管課稽核股追蹤列管後均已陸續改善，並解除列管。</text:p>
                </text:list-item>
              </text:list>
            </text:list-item>
          </text:list>
        </text:list-item>
        <text:list-item>
          <text:p text:style-name="P9">討論事項:</text:p>
          <text:list>
            <text:list-item>
              <text:p text:style-name="P30"><text:span text:style-name="T2"><text:date style:data-style-name="N117" text:date-value="2007-12-03T09:32:10.44" text:fixed="true">96年度</text:date></text:span><text:span text:style-name="T2">資訊稽核作業資訊稽核報告書（如附件1）提請討論：</text:span></text:p>
            </text:list-item>
          </text:list>
        </text:list-item>
      </text:list>
      <text:p text:style-name="P1">決議：<text:span text:style-name="T7">除部份用語不合公文慣例作修正外</text:span>，餘照案通過。</text:p>
      <text:list text:style-name="L2" text:continue-numbering="true">
        <text:list-item>
          <text:list text:continue-numbering="true">
            <text:list-item>
              <text:p text:style-name="P30"><text:span text:style-name="T2"><text:date style:data-style-name="N117" text:date-value="2007-12-03T09:32:40.23" text:fixed="true" text:date-adjust="PT8760H00M00S">97年度</text:date></text:span><text:span text:style-name="T2">資訊稽核工作計畫草案（</text:span><text:span text:style-name="T4">附件</text:span><text:span text:style-name="T2">2）提請討論</text:span></text:p>
            </text:list-item>
          </text:list>
        </text:list-item>
      </text:list>
      <text:p text:style-name="P2"><text:span text:style-name="T2"><text:s text:c="13"/>決議：</text:span><text:span text:style-name="T3">除部份用語不合公文慣例作修正外</text:span><text:span text:style-name="T2">，餘照案通過</text:span></text:p>
      <text:list text:style-name="L2" text:continue-numbering="true">
        <text:list-item>
          <text:p text:style-name="P9">主席結論：</text:p>
        </text:list-item>
      </text:list>
      <text:p text:style-name="P3">請各位委員就稽核結果應改進部分，轉達同仁注意改進。</text:p>
      <text:p text:style-name="P4">列管案件業務課改進後，稽核股應會原稽核人員重新複核後，確實改進後，方可解除列管。</text:p>
      <text:list text:style-name="L2" text:continue-numbering="true">
        <text:list-item>
          <text:p text:style-name="P9">散會:下午3時50分</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標楷體" svg:font-family="標楷體" style:font-family-generic="script"/>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標楷體1" svg:font-family="標楷體"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style:use-window-font-color="true" style:font-name="標楷體" fo:font-size="14pt" fo:language="en" fo:country="US" style:letter-kerning="true" style:font-name-asian="標楷體" style:font-size-asian="14pt" style:language-asian="zh" style:country-asian="TW" style:font-name-complex="Times New Roman" style:font-size-complex="14pt" style:language-complex="ar" style:country-complex="SA"/>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005cm" text:min-label-width="0.635cm"/>
      </text:list-level-style-number>
      <text:list-level-style-number text:level="2" style:num-suffix="、" style:num-format="1">
        <style:list-level-properties text:space-before="1.852cm" text:min-label-width="0.847cm"/>
      </text:list-level-style-number>
      <text:list-level-style-number text:level="3" style:num-suffix="." style:num-format="i">
        <style:list-level-properties text:min-label-width="3.545cm" text:min-label-distance="0.847cm" fo:text-align="end"/>
      </text:list-level-style-number>
      <text:list-level-style-number text:level="4" style:num-suffix="." style:num-format="1">
        <style:list-level-properties text:space-before="3.545cm" text:min-label-width="0.847cm"/>
      </text:list-level-style-number>
      <text:list-level-style-number text:level="5" style:num-suffix="、" style:num-format="1">
        <style:list-level-properties text:space-before="4.392cm" text:min-label-width="0.847cm"/>
      </text:list-level-style-number>
      <text:list-level-style-number text:level="6" style:num-suffix="." style:num-format="i">
        <style:list-level-properties text:min-label-width="6.085cm" text:min-label-distance="0.847cm" fo:text-align="end"/>
      </text:list-level-style-number>
      <text:list-level-style-number text:level="7" style:num-suffix="." style:num-format="1">
        <style:list-level-properties text:space-before="6.085cm" text:min-label-width="0.847cm"/>
      </text:list-level-style-number>
      <text:list-level-style-number text:level="8" style:num-suffix="、" style:num-format="1">
        <style:list-level-properties text:space-before="6.932cm" text:min-label-width="0.847cm"/>
      </text:list-level-style-number>
      <text:list-level-style-number text:level="9" style:num-suffix="." style:num-format="i">
        <style:list-level-properties text:min-label-width="8.625cm" text:min-label-distance="0.847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1.501cm" fo:margin-right="1.501cm" style:writing-mode="lr-tb" style:layout-grid-color="#c0c0c0" style:layout-grid-lines="40" style:layout-grid-base-height="0.423cm" style:layout-grid-ruby-height="0.212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六、主席報告：感謝各委員在限期內完成本年度之資訊稽核工作，各委員除平日業務繁忙外，尚需兼辦資訊稽核工作，十分辛勞</dc:title>
    <meta:initial-creator>z31w</meta:initial-creator>
    <meta:creation-date>2006-10-26T15:58:00</meta:creation-date>
    <dc:date>2008-12-04T15:22:26</dc:date>
    <meta:print-date>2006-10-26T16:48:00</meta:print-date>
    <dc:language>en-US</dc:language>
    <meta:editing-cycles>11</meta:editing-cycles>
    <meta:editing-duration>PT3H58M38S</meta:editing-duration>
    <meta:user-defined meta:name="Info 1"/>
    <meta:user-defined meta:name="Info 2"/>
    <meta:user-defined meta:name="Info 3"/>
    <meta:user-defined meta:name="Info 4"/>
    <meta:document-statistic meta:table-count="0" meta:image-count="0" meta:object-count="0" meta:page-count="3" meta:paragraph-count="36" meta:word-count="659" meta:character-count="1234"/>
  </office:meta>
</office:document-meta>
</file>